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879cm" style:rel-column-width="30374*"/>
    </style:style>
    <style:style style:name="Tabelle1.B" style:family="table-column">
      <style:table-column-properties style:column-width="9.121cm" style:rel-column-width="35161*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7.879cm" style:rel-column-width="30374*"/>
    </style:style>
    <style:style style:name="Tabelle3.B" style:family="table-column">
      <style:table-column-properties style:column-width="4.939cm" style:rel-column-width="19039*"/>
    </style:style>
    <style:style style:name="Tabelle3.C" style:family="table-column">
      <style:table-column-properties style:column-width="4.182cm" style:rel-column-width="16122*"/>
    </style:style>
    <style:style style:name="Tabelle3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879cm" style:rel-column-width="30374*"/>
    </style:style>
    <style:style style:name="Tabelle2.B" style:family="table-column">
      <style:table-column-properties style:column-width="4.939cm" style:rel-column-width="19039*"/>
    </style:style>
    <style:style style:name="Tabelle2.C" style:family="table-column">
      <style:table-column-properties style:column-width="4.182cm" style:rel-column-width="16122*"/>
    </style:style>
    <style:style style:name="Tabelle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2pt" fo:font-weight="bold" officeooo:rsid="001b2c0c" officeooo:paragraph-rsid="001b2c0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alibri" fo:font-size="12pt" officeooo:rsid="0015143a" officeooo:paragraph-rsid="0015143a" style:font-size-asian="12pt" style:font-size-complex="12pt"/>
    </style:style>
    <style:style style:name="P3" style:family="paragraph" style:parent-style-name="Standard">
      <style:text-properties style:font-name="Calibri" fo:font-size="12pt" officeooo:rsid="0015143a" officeooo:paragraph-rsid="0021e871" style:font-size-asian="12pt" style:font-size-complex="12pt"/>
    </style:style>
    <style:style style:name="P4" style:family="paragraph" style:parent-style-name="Standard">
      <style:text-properties style:font-name="Calibri" fo:font-size="12pt" officeooo:paragraph-rsid="001b2c0c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1pt" officeooo:rsid="00069262" officeooo:paragraph-rsid="001de9af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/>
      <style:text-properties style:font-name="Calibri" fo:font-size="12pt" officeooo:rsid="0004d7f3" officeooo:paragraph-rsid="001c1e13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/>
      <style:text-properties style:font-name="Calibri" fo:font-size="12pt" officeooo:rsid="0004d7f3" officeooo:paragraph-rsid="001de9af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/>
      <style:text-properties style:font-name="Calibri" fo:font-size="12pt" officeooo:rsid="0004d7f3" officeooo:paragraph-rsid="0021e871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2pt" officeooo:rsid="00069262" officeooo:paragraph-rsid="001de9af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/>
      <style:text-properties fo:color="#008000" style:font-name="Calibri" fo:font-size="12pt" officeooo:rsid="0015143a" officeooo:paragraph-rsid="0018e2a8" style:font-size-asian="12pt" style:font-size-complex="12pt"/>
    </style:style>
    <style:style style:name="P11" style:family="paragraph" style:parent-style-name="Standard_7e_LT_7e_Gliederung_20_1">
      <style:paragraph-properties fo:margin-top="0cm" fo:margin-bottom="0cm" style:contextual-spacing="false"/>
      <style:text-properties style:font-name="Calibri" fo:font-size="12pt" officeooo:rsid="0015143a" officeooo:paragraph-rsid="0015143a" style:font-size-asian="12pt" style:font-size-complex="12pt"/>
    </style:style>
    <style:style style:name="P12" style:family="paragraph" style:parent-style-name="Standard_7e_LT_7e_Gliederung_20_1">
      <style:paragraph-properties fo:margin-top="0cm" fo:margin-bottom="0cm" style:contextual-spacing="false" fo:text-align="start" style:justify-single-word="false"/>
      <style:text-properties style:font-name="Calibri" fo:font-size="12pt" officeooo:rsid="0015143a" officeooo:paragraph-rsid="0015143a" style:font-size-asian="12pt" style:font-size-complex="12pt"/>
    </style:style>
    <style:style style:name="P13" style:family="paragraph" style:parent-style-name="Standard_7e_LT_7e_Gliederung_20_1">
      <style:paragraph-properties fo:margin-top="0cm" fo:margin-bottom="0cm" style:contextual-spacing="false"/>
      <style:text-properties style:font-name="Calibri" fo:font-size="12pt" officeooo:rsid="001f84f5" officeooo:paragraph-rsid="001f84f5" style:font-size-asian="12pt" style:font-size-complex="12pt"/>
    </style:style>
    <style:style style:name="P14" style:family="paragraph" style:parent-style-name="Standard_7e_LT_7e_Gliederung_20_1">
      <style:paragraph-properties fo:margin-top="0cm" fo:margin-bottom="0cm" style:contextual-spacing="false"/>
      <style:text-properties style:font-name="Calibri" fo:font-size="12pt" officeooo:rsid="00207b2f" officeooo:paragraph-rsid="00207b2f" style:font-size-asian="12pt" style:font-size-complex="12pt"/>
    </style:style>
    <style:style style:name="P15" style:family="paragraph" style:parent-style-name="Standard_7e_LT_7e_Gliederung_20_1">
      <style:paragraph-properties fo:margin-top="0cm" fo:margin-bottom="0cm" style:contextual-spacing="false" fo:text-align="start" style:justify-single-word="false"/>
      <style:text-properties style:font-name="Calibri" fo:font-size="12pt" officeooo:rsid="00207b2f" officeooo:paragraph-rsid="00207b2f" style:font-size-asian="12pt" style:font-size-complex="12pt"/>
    </style:style>
    <style:style style:name="P16" style:family="paragraph" style:parent-style-name="Table_20_Contents">
      <style:text-properties style:font-name="Calibri" fo:font-size="12pt" officeooo:rsid="001b2c0c" officeooo:paragraph-rsid="001b2c0c" style:font-size-asian="12pt" style:font-size-complex="12pt"/>
    </style:style>
    <style:style style:name="P17" style:family="paragraph" style:parent-style-name="Table_20_Contents">
      <style:text-properties style:font-name="Calibri" fo:font-size="12pt" officeooo:rsid="001b2c0c" officeooo:paragraph-rsid="001c1e13" style:font-size-asian="12pt" style:font-size-complex="12pt"/>
    </style:style>
    <style:style style:name="P18" style:family="paragraph" style:parent-style-name="Table_20_Contents">
      <style:text-properties style:font-name="Calibri" fo:font-size="12pt" officeooo:rsid="001b2c0c" officeooo:paragraph-rsid="0021e871" style:font-size-asian="12pt" style:font-size-complex="12pt"/>
    </style:style>
    <style:style style:name="P19" style:family="paragraph" style:parent-style-name="Table_20_Contents">
      <style:text-properties style:font-name="Calibri" fo:font-size="12pt" officeooo:rsid="001de9af" officeooo:paragraph-rsid="001de9af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b2c0c" officeooo:paragraph-rsid="001b2c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b2c0c" officeooo:paragraph-rsid="0021e871" style:font-size-asian="12pt" style:font-weight-asian="bold" style:font-size-complex="12pt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0000ff" style:text-outline="false" style:text-line-through-style="none" fo:font-style="normal" fo:text-shadow="none" style:text-underline-style="none" fo:font-weight="normal" officeooo:rsid="001b2c0c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0000ff" style:text-outline="false" style:text-line-through-style="none" fo:font-style="normal" fo:text-shadow="none" style:text-underline-style="none" fo:font-weight="normal" officeooo:rsid="001c1e13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ff" style:text-outline="false" style:text-line-through-style="none" fo:font-style="normal" fo:text-shadow="none" style:text-underline-style="none" fo:font-weight="normal" officeooo:rsid="001d5229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fo:color="#666666"/>
    </style:style>
    <style:style style:name="T7" style:family="text">
      <style:text-properties fo:color="#666666" officeooo:rsid="001b2c0c"/>
    </style:style>
    <style:style style:name="T8" style:family="text">
      <style:text-properties fo:color="#666666" officeooo:rsid="001c1e13"/>
    </style:style>
    <style:style style:name="T9" style:family="text">
      <style:text-properties fo:color="#666666" fo:font-size="12pt" officeooo:rsid="001b2c0c" style:font-size-asian="12pt" style:font-size-complex="12pt"/>
    </style:style>
    <style:style style:name="T10" style:family="text">
      <style:text-properties officeooo:rsid="001861dd"/>
    </style:style>
    <style:style style:name="T11" style:family="text">
      <style:text-properties officeooo:rsid="0018e2a8"/>
    </style:style>
    <style:style style:name="T12" style:family="text">
      <style:text-properties officeooo:rsid="001952ea"/>
    </style:style>
    <style:style style:name="T13" style:family="text">
      <style:text-properties officeooo:rsid="001b2c0c"/>
    </style:style>
    <style:style style:name="T14" style:family="text">
      <style:text-properties fo:color="#ff0000"/>
    </style:style>
    <style:style style:name="T15" style:family="text">
      <style:text-properties fo:color="#ff0000" officeooo:rsid="001b2c0c"/>
    </style:style>
    <style:style style:name="T16" style:family="text">
      <style:text-properties fo:color="#ff0000" officeooo:rsid="001de9af"/>
    </style:style>
    <style:style style:name="T17" style:family="text">
      <style:text-properties style:use-window-font-color="true" style:text-outline="false" style:text-line-through-style="none" fo:font-style="normal" fo:text-shadow="none" style:text-underline-style="none" fo:font-weight="normal" officeooo:rsid="001b2c0c" style:letter-kerning="true" style:font-name-asian="Tahoma" style:font-style-asian="normal" style:font-weight-asian="normal" style:font-name-complex="Arial1" style:text-emphasize="none"/>
    </style:style>
    <style:style style:name="T18" style:family="text">
      <style:text-properties style:use-window-font-color="true" officeooo:rsid="001b2c0c"/>
    </style:style>
    <style:style style:name="T19" style:family="text">
      <style:text-properties fo:color="#008000" officeooo:rsid="0015143a"/>
    </style:style>
    <style:style style:name="T20" style:family="text">
      <style:text-properties fo:color="#008000" officeooo:rsid="001b2c0c"/>
    </style:style>
    <style:style style:name="T21" style:family="text">
      <style:text-properties fo:color="#008000" officeooo:rsid="001c1e13"/>
    </style:style>
    <style:style style:name="T22" style:family="text">
      <style:text-properties fo:color="#008000" officeooo:rsid="001de9af"/>
    </style:style>
    <style:style style:name="T23" style:family="text">
      <style:text-properties officeooo:rsid="001c1e13"/>
    </style:style>
    <style:style style:name="T24" style:family="text">
      <style:text-properties officeooo:rsid="001de9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1">Basics</text:p>
          </table:table-cell>
          <table:covered-table-cell/>
        </table:table-row>
        <table:table-row>
          <table:table-cell table:style-name="Tabelle1.A1" office:value-type="string">
            <text:p text:style-name="P2"><text:span text:style-name="T10">D</text:span>eclar<text:span text:style-name="T10">ing</text:span> a variable</text:p>
          </table:table-cell>
          <table:table-cell table:style-name="Tabelle1.A1" office:value-type="string">
            <text:p text:style-name="P11"><text:span text:style-name="T1">Dim </text:span>myVariable</text:p>
          </table:table-cell>
        </table:table-row>
        <table:table-row>
          <table:table-cell table:style-name="Tabelle1.A1" office:value-type="string">
            <text:p text:style-name="P14">Assigning the number five to a variable</text:p>
          </table:table-cell>
          <table:table-cell table:style-name="Tabelle1.A1" office:value-type="string">
            <text:p text:style-name="P15">myVariable = <text:span text:style-name="T14">5</text:span></text:p>
          </table:table-cell>
        </table:table-row>
        <table:table-row>
          <table:table-cell table:style-name="Tabelle1.A1" office:value-type="string">
            <text:p text:style-name="P13"><text:span text:style-name="T12">W</text:span>riting a comment</text:p>
          </table:table-cell>
          <table:table-cell table:style-name="Tabelle1.A1" office:value-type="string">
            <text:p text:style-name="P10">'<text:span text:style-name="T11">This is a comment</text:span></text:p>
          </table:table-cell>
        </table:table-row>
        <table:table-row>
          <table:table-cell table:style-name="Tabelle1.A1" office:value-type="string">
            <text:p text:style-name="P11">Displaying a text</text:p>
          </table:table-cell>
          <table:table-cell table:style-name="Tabelle1.A1" office:value-type="string">
            <text:p text:style-name="P11">MsgBox <text:span text:style-name="T6">"Hello World!”</text:span></text:p>
          </table:table-cell>
        </table:table-row>
        <table:table-row>
          <table:table-cell table:style-name="Tabelle1.A1" office:value-type="string">
            <text:p text:style-name="P11"><text:span text:style-name="T10">Reading </text:span>a value <text:span text:style-name="T10">and assigning it to a variable</text:span></text:p>
          </table:table-cell>
          <table:table-cell table:style-name="Tabelle1.A1" office:value-type="string">
            <text:p text:style-name="P12">name = InputBox(<text:span text:style-name="T6">"What's your name?"</text:span>)</text:p>
          </table:table-cell>
        </table:table-row>
      </table:table>
      <text:p text:style-name="P3"/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table:number-columns-spanned="3" office:value-type="string">
            <text:p text:style-name="P21">Math</text:p>
          </table:table-cell>
          <table:covered-table-cell/>
          <table:covered-table-cell/>
        </table:table-row>
        <table:table-row>
          <table:table-cell table:style-name="Tabelle3.A1" office:value-type="string">
            <text:p text:style-name="P18">Adding two number</text:p>
          </table:table-cell>
          <table:table-cell table:style-name="Tabelle3.A1" office:value-type="string">
            <text:p text:style-name="P8"><text:span text:style-name="T15">3</text:span><text:span text:style-name="T18"> + </text:span><text:span text:style-name="T15">3</text:span></text:p>
          </table:table-cell>
          <table:table-cell table:style-name="Tabelle3.A1" office:value-type="string">
            <text:p text:style-name="P8"><text:span text:style-name="T19">'</text:span><text:span text:style-name="T20">Result</text:span><text:span text:style-name="T21">s</text:span><text:span text:style-name="T20"> in 6</text:span></text:p>
          </table:table-cell>
        </table:table-row>
        <table:table-row>
          <table:table-cell table:style-name="Tabelle3.A1" office:value-type="string">
            <text:p text:style-name="P18">Multiplying two number</text:p>
          </table:table-cell>
          <table:table-cell table:style-name="Tabelle3.A1" office:value-type="string">
            <text:p text:style-name="P8"><text:span text:style-name="T15">3</text:span><text:span text:style-name="T18"> * </text:span><text:span text:style-name="T15">3</text:span></text:p>
          </table:table-cell>
          <table:table-cell table:style-name="Tabelle3.A1" office:value-type="string">
            <text:p text:style-name="P8"><text:span text:style-name="T19">'</text:span><text:span text:style-name="T20">Result</text:span><text:span text:style-name="T21">s</text:span><text:span text:style-name="T20"> in 9</text:span></text:p>
          </table:table-cell>
        </table:table-row>
        <table:table-row>
          <table:table-cell table:style-name="Tabelle3.A1" office:value-type="string">
            <text:p text:style-name="P18">Subtracting a number from another</text:p>
          </table:table-cell>
          <table:table-cell table:style-name="Tabelle3.A1" office:value-type="string">
            <text:p text:style-name="P8"><text:span text:style-name="T15">3</text:span><text:span text:style-name="T18"> - </text:span><text:span text:style-name="T15">3</text:span></text:p>
          </table:table-cell>
          <table:table-cell table:style-name="Tabelle3.A1" office:value-type="string">
            <text:p text:style-name="P8"><text:span text:style-name="T19">'</text:span><text:span text:style-name="T20">Result</text:span><text:span text:style-name="T21">s</text:span><text:span text:style-name="T20"> in 0</text:span></text:p>
          </table:table-cell>
        </table:table-row>
        <table:table-row>
          <table:table-cell table:style-name="Tabelle3.A1" office:value-type="string">
            <text:p text:style-name="P18">Dividing a number by another</text:p>
          </table:table-cell>
          <table:table-cell table:style-name="Tabelle3.A1" office:value-type="string">
            <text:p text:style-name="P8"><text:span text:style-name="T15">3</text:span><text:span text:style-name="T18"> / </text:span><text:span text:style-name="T15">3</text:span></text:p>
          </table:table-cell>
          <table:table-cell table:style-name="Tabelle3.A1" office:value-type="string">
            <text:p text:style-name="P8"><text:span text:style-name="T19">'</text:span><text:span text:style-name="T20">Result</text:span><text:span text:style-name="T21">s</text:span><text:span text:style-name="T20"> in 1</text:span></text:p>
          </table:table-cell>
        </table:table-row>
      </table:table>
      <text:p text:style-name="P3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20">Strings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17">Converting a string to an integer</text:p>
          </table:table-cell>
          <table:table-cell table:style-name="Tabelle2.A1" office:value-type="string">
            <text:p text:style-name="P6"><text:span text:style-name="T2">C</text:span><text:span text:style-name="T3">Int</text:span>(<text:span text:style-name="T6">"</text:span><text:span text:style-name="T7">1"</text:span><text:span text:style-name="T13">)</text:span></text:p>
          </table:table-cell>
          <table:table-cell table:style-name="Tabelle2.A1" office:value-type="string">
            <text:p text:style-name="P6"/>
          </table:table-cell>
        </table:table-row>
        <table:table-row>
          <table:table-cell table:style-name="Tabelle2.A1" office:value-type="string">
            <text:p text:style-name="P17">Converting a string to <text:span text:style-name="T23">a double</text:span></text:p>
          </table:table-cell>
          <table:table-cell table:style-name="Tabelle2.A1" office:value-type="string">
            <text:p text:style-name="P6"><text:span text:style-name="T2">C</text:span><text:span text:style-name="T5">D</text:span><text:span text:style-name="T4">bl</text:span>(<text:span text:style-name="T6">"</text:span><text:span text:style-name="T7">1.</text:span><text:span text:style-name="T8">23</text:span><text:span text:style-name="T7">"</text:span><text:span text:style-name="T13">)</text:span></text:p>
          </table:table-cell>
          <table:table-cell table:style-name="Tabelle2.A1" office:value-type="string">
            <text:p text:style-name="P6"/>
          </table:table-cell>
        </table:table-row>
        <table:table-row>
          <table:table-cell table:style-name="Tabelle2.A1" office:value-type="string">
            <text:p text:style-name="P16">Concatenating two strings</text:p>
          </table:table-cell>
          <table:table-cell table:style-name="Tabelle2.A1" office:value-type="string">
            <text:p text:style-name="P4"><text:span text:style-name="T6">"Hello "</text:span> &amp; <text:span text:style-name="T6">"</text:span><text:span text:style-name="T7">World</text:span><text:span text:style-name="T6">"</text:span></text:p>
          </table:table-cell>
          <table:table-cell table:style-name="Tabelle2.A1" office:value-type="string">
            <text:p text:style-name="P6"><text:span text:style-name="T19">'</text:span><text:span text:style-name="T21">Equals "Hello World"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5-07-29T14:14:00.395000000</dc:date>
    <meta:editing-duration>PT36M21S</meta:editing-duration>
    <meta:editing-cycles>13</meta:editing-cycles>
    <meta:generator>LibreOffice/4.1.3.2$Windows_x86 LibreOffice_project/70feb7d99726f064edab4605a8ab840c50ec57a</meta:generator>
    <meta:document-statistic meta:table-count="3" meta:image-count="0" meta:object-count="0" meta:page-count="1" meta:paragraph-count="32" meta:word-count="109" meta:character-count="580" meta:non-whitespace-character-count="503"/>
  </office:meta>
</office:document-meta>
</file>